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5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55" calcext:value-type="percentage">
            <text:p>55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07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07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07]/(1-[.$G$9])" office:value-type="float" office:value="48.8888888888889" calcext:value-type="float">
            <text:p>48,89</text:p>
          </table:table-cell>
          <table:table-cell table:formula="of:=[.G107]" office:value-type="float" office:value="84" calcext:value-type="float">
            <text:p>84</text:p>
          </table:table-cell>
          <table:table-cell table:formula="of:=+[.G12]*[.F12]" office:value-type="float" office:value="4106.66666666667" calcext:value-type="float">
            <text:p>4.106,67 </text:p>
          </table:table-cell>
          <table:table-cell table:formula="of:=[.F12]*(1+[.$K$6])" office:value-type="float" office:value="59.1555555555556" calcext:value-type="float">
            <text:p>59,16</text:p>
          </table:table-cell>
          <table:table-cell table:number-columns-repeated="2"/>
        </table:table-row>
        <table:table-row table:style-name="ro1">
          <table:table-cell table:style-name="ce6" table:formula="of:=[.A108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0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8]/(1-[.$G$9])" office:value-type="float" office:value="40" calcext:value-type="float">
            <text:p>40,00</text:p>
          </table:table-cell>
          <table:table-cell table:formula="of:=[.G108]" office:value-type="float" office:value="160" calcext:value-type="float">
            <text:p>160</text:p>
          </table:table-cell>
          <table:table-cell table:formula="of:=+[.G13]*[.F13]" office:value-type="float" office:value="6400" calcext:value-type="float">
            <text:p>6.400,00 </text:p>
          </table:table-cell>
          <table:table-cell table:formula="of:=[.F13]*(1+[.$K$6])" office:value-type="float" office:value="48.4" calcext:value-type="float">
            <text:p>48,40</text:p>
          </table:table-cell>
          <table:table-cell table:number-columns-repeated="2"/>
        </table:table-row>
        <table:table-row table:style-name="ro1">
          <table:table-cell table:style-name="ce6" table:formula="of:=[.A109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0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9]/(1-[.$G$9])" office:value-type="float" office:value="27.7777777777778" calcext:value-type="float">
            <text:p>27,78</text:p>
          </table:table-cell>
          <table:table-cell table:formula="of:=[.G109]" office:value-type="float" office:value="241" calcext:value-type="float">
            <text:p>241</text:p>
          </table:table-cell>
          <table:table-cell table:formula="of:=+[.G14]*[.F14]" office:value-type="float" office:value="6694.44444444445" calcext:value-type="float">
            <text:p>6.694,44 </text:p>
          </table:table-cell>
          <table:table-cell table:formula="of:=[.F14]*(1+[.$K$6])" office:value-type="float" office:value="33.6111111111111" calcext:value-type="float">
            <text:p>33,61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0]/(1-[.$G$9])" office:value-type="float" office:value="27.7777777777778" calcext:value-type="float">
            <text:p>27,78</text:p>
          </table:table-cell>
          <table:table-cell table:formula="of:=[.G110]" office:value-type="float" office:value="203.5" calcext:value-type="float">
            <text:p>204</text:p>
          </table:table-cell>
          <table:table-cell table:formula="of:=+[.G15]*[.F15]" office:value-type="float" office:value="5652.77777777778" calcext:value-type="float">
            <text:p>5.652,78 </text:p>
          </table:table-cell>
          <table:table-cell table:formula="of:=[.F15]*(1+[.$K$6])" office:value-type="float" office:value="33.6111111111111" calcext:value-type="float">
            <text:p>33,61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33.3333333333333" calcext:value-type="float">
            <text:p>33,33</text:p>
          </table:table-cell>
          <table:table-cell table:formula="of:=[.G111]" office:value-type="float" office:value="321" calcext:value-type="float">
            <text:p>321</text:p>
          </table:table-cell>
          <table:table-cell table:formula="of:=+[.G16]*[.F16]" office:value-type="float" office:value="10700" calcext:value-type="float">
            <text:p>10.700,00 </text:p>
          </table:table-cell>
          <table:table-cell table:formula="of:=[.F16]*(1+[.$K$6])" office:value-type="float" office:value="40.3333333333333" calcext:value-type="float">
            <text:p>40,33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33.3333333333333" calcext:value-type="float">
            <text:p>33,33</text:p>
          </table:table-cell>
          <table:table-cell table:formula="of:=[.G112]" office:value-type="float" office:value="372" calcext:value-type="float">
            <text:p>372</text:p>
          </table:table-cell>
          <table:table-cell table:style-name="ce97" table:formula="of:=+[.G17]*[.F17]" office:value-type="float" office:value="12400" calcext:value-type="float">
            <text:p>12.400,00 </text:p>
          </table:table-cell>
          <table:table-cell table:formula="of:=[.F17]*(1+[.$K$6])" office:value-type="float" office:value="40.3333333333333" calcext:value-type="float">
            <text:p>40,33</text:p>
          </table:table-cell>
          <table:table-cell table:number-columns-repeated="2"/>
        </table:table-row>
        <table:table-row table:style-name="ro1">
          <table:table-cell table:style-name="ce6" table:formula="of:=[.A11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0" calcext:value-type="float">
            <text:p>0,00</text:p>
          </table:table-cell>
          <table:table-cell table:formula="of:=[.G113]" office:value-type="float" office:value="0" calcext:value-type="float">
            <text:p>0</text:p>
          </table:table-cell>
          <table:table-cell table:formula="of:=+[.G18]*[.F18]" office:value-type="float" office:value="0" calcext:value-type="float">
            <text:p>0,00 </text:p>
          </table:table-cell>
          <table:table-cell table:formula="of:=[.F1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0" calcext:value-type="float">
            <text:p>0,00</text:p>
          </table:table-cell>
          <table:table-cell table:formula="of:=[.G114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0" calcext:value-type="float">
            <text:p>0,00</text:p>
          </table:table-cell>
          <table:table-cell table:formula="of:=[.G115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 calcext:value-type="float">
            <text:p>0,00</text:p>
          </table:table-cell>
          <table:table-cell table:formula="of:=[.G116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381.5" calcext:value-type="float">
            <text:p>1.382</text:p>
          </table:table-cell>
          <table:table-cell table:style-name="ce98" table:formula="of:=SUM([.H12:.H51])" office:value-type="float" office:value="45953.8888888889" calcext:value-type="float">
            <text:p>45.953,89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72.6875" calcext:value-type="float">
            <text:p>173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0]" office:value-type="string" office:string-value="Amortización de equipos de entorno de trabajo" calcext:value-type="string" table:number-columns-spanned="5" table:number-rows-spanned="1">
            <text:p>Amortización de equipos de entorno de trabajo</text:p>
          </table:table-cell>
          <table:covered-table-cell table:number-columns-repeated="3" table:style-name="ce39"/>
          <table:covered-table-cell table:style-name="ce65"/>
          <table:table-cell table:formula="of:=[.F160]/(1-[.I56])" office:value-type="float" office:value="250" calcext:value-type="float">
            <text:p>250,00</text:p>
          </table:table-cell>
          <table:table-cell table:formula="of:=[.G160]" office:value-type="float" office:value="2" calcext:value-type="float">
            <text:p>2</text:p>
          </table:table-cell>
          <table:table-cell table:formula="of:=+[.G56]*[.F56]" office:value-type="float" office:value="500" calcext:value-type="float">
            <text:p>5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1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1]/(1-[.I57])" office:value-type="float" office:value="130" calcext:value-type="float">
            <text:p>130,00</text:p>
          </table:table-cell>
          <table:table-cell table:formula="of:=[.G161]" office:value-type="float" office:value="20" calcext:value-type="float">
            <text:p>20</text:p>
          </table:table-cell>
          <table:table-cell table:formula="of:=+[.G57]*[.F57]" office:value-type="float" office:value="2600" calcext:value-type="float">
            <text:p>2.6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2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2]/(1-[.I58])" office:value-type="float" office:value="60" calcext:value-type="float">
            <text:p>60,00</text:p>
          </table:table-cell>
          <table:table-cell table:formula="of:=[.G162]" office:value-type="float" office:value="1" calcext:value-type="float">
            <text:p>1</text:p>
          </table:table-cell>
          <table:table-cell table:formula="of:=+[.G58]*[.F58]" office:value-type="float" office:value="60" calcext:value-type="float">
            <text:p>6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3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3]/(1-[.I59])" office:value-type="float" office:value="300" calcext:value-type="float">
            <text:p>300,00</text:p>
          </table:table-cell>
          <table:table-cell table:formula="of:=[.G163]" office:value-type="float" office:value="1" calcext:value-type="float">
            <text:p>1</text:p>
          </table:table-cell>
          <table:table-cell table:formula="of:=+[.G59]*[.F59]" office:value-type="float" office:value="300" calcext:value-type="float">
            <text:p>3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4]/(1-[.I60])" office:value-type="float" office:value="100" calcext:value-type="float">
            <text:p>100,00</text:p>
          </table:table-cell>
          <table:table-cell table:formula="of:=[.G164]" office:value-type="float" office:value="2" calcext:value-type="float">
            <text:p>2</text:p>
          </table:table-cell>
          <table:table-cell table:formula="of:=+[.G60]*[.F60]" office:value-type="float" office:value="200" calcext:value-type="float">
            <text:p>2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Aplicación de plan de seguridad de la empresa" calcext:value-type="string" table:number-columns-spanned="5" table:number-rows-spanned="1">
            <text:p>Aplicación de plan de seguridad de la empresa</text:p>
          </table:table-cell>
          <table:covered-table-cell table:number-columns-repeated="3" table:style-name="ce39"/>
          <table:covered-table-cell table:style-name="ce65"/>
          <table:table-cell table:formula="of:=[.F165]/(1-[.I61])" office:value-type="float" office:value="1000" calcext:value-type="float">
            <text:p>1.000,00</text:p>
          </table:table-cell>
          <table:table-cell table:formula="of:=[.G165]" office:value-type="float" office:value="1" calcext:value-type="float">
            <text:p>1</text:p>
          </table:table-cell>
          <table:table-cell table:formula="of:=+[.G61]*[.F61]" office:value-type="float" office:value="1000" calcext:value-type="float">
            <text:p>1.000,00 </text:p>
          </table:table-cell>
          <table:table-cell table:style-name="ce12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style-name="ce11" table:formula="of:=[.A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6]/(1-[.I62])" office:value-type="float" office:value="0" calcext:value-type="float">
            <text:p>0,00</text:p>
          </table:table-cell>
          <table:table-cell table:formula="of:=[.G166]" office:value-type="float" office:value="0" calcext:value-type="float">
            <text:p>0</text:p>
          </table:table-cell>
          <table:table-cell table:formula="of:=+[.G62]*[.F6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7]/(1-[.I63])" office:value-type="float" office:value="0" calcext:value-type="float">
            <text:p>0,00</text:p>
          </table:table-cell>
          <table:table-cell table:formula="of:=[.G167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8]/(1-[.I64])" office:value-type="float" office:value="0" calcext:value-type="float">
            <text:p>0,00</text:p>
          </table:table-cell>
          <table:table-cell table:formula="of:=[.G168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9]/(1-[.I65])" office:value-type="float" office:value="0" calcext:value-type="float">
            <text:p>0,00</text:p>
          </table:table-cell>
          <table:table-cell table:formula="of:=[.G169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6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7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8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9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70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71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72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3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4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5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6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7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8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9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80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81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82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3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4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5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6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7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8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9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90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91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92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2])" office:value-type="float" office:value="4660" calcext:value-type="float">
            <text:p>4.66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style-name="ce124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23]*[.I97]" office:value-type="float" office:value="3110.925" calcext:value-type="float">
            <text:p>3.110,93</text:p>
          </table:table-cell>
          <table:table-cell office:value-type="float" office:value="1" calcext:value-type="float">
            <text:p>1</text:p>
          </table:table-cell>
          <table:table-cell table:formula="of:=+[.G97]*[.F97]" office:value-type="float" office:value="3110.925" calcext:value-type="float">
            <text:p>3.110,93 </text:p>
          </table:table-cell>
          <table:table-cell table:style-name="ce124" office:value-type="percentage" office:value="0.1" calcext:value-type="percentage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99]=0;0;[.H99]/[.H$99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3])+[.H97]" office:value-type="float" office:value="53724.8138888889" calcext:value-type="float" table:number-columns-spanned="1" table:number-rows-spanned="2">
            <text:p>53.724,81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1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1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22" calcext:value-type="currency">
            <text:p>22,00 €</text:p>
          </table:table-cell>
          <table:table-cell table:style-name="ce62" office:value-type="float" office:value="84" calcext:value-type="float">
            <text:p>84</text:p>
          </table:table-cell>
          <table:table-cell table:style-name="ce105" table:formula="of:=IF([.G107]=&quot; &quot;;&quot; &quot;;+[.G107]*[.F107])" office:value-type="float" office:value="1848" calcext:value-type="float">
            <text:p>1.848,00 </text:p>
          </table:table-cell>
          <table:table-cell table:style-name="ce126" table:formula="of:=IF([.F107]*[.$K$105]&lt;(35000*(1+[.$K$106]));[.F107]/(1+[.$K$106])*[.$K$105];[.F107]*[.$K$105]-35000*[.$K$106])" office:value-type="currency" office:currency="EUR" office:value="29759.1002355802" calcext:value-type="currency">
            <text:p>29.759,1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8" calcext:value-type="currency">
            <text:p>18,00 €</text:p>
          </table:table-cell>
          <table:table-cell table:style-name="ce62" office:value-type="float" office:value="160" calcext:value-type="float">
            <text:p>160</text:p>
          </table:table-cell>
          <table:table-cell table:style-name="ce105" table:formula="of:=IF([.G108]=&quot; &quot;;&quot; &quot;;+[.G108]*[.F108])" office:value-type="float" office:value="2880" calcext:value-type="float">
            <text:p>2.880,00 </text:p>
          </table:table-cell>
          <table:table-cell table:style-name="ce126" table:formula="of:=IF([.F108]*[.$K$105]&lt;(35000*(1+[.$K$106]));[.F108]/(1+[.$K$106])*[.$K$105];[.F108]*[.$K$105]-35000*[.$K$106])" office:value-type="currency" office:currency="EUR" office:value="24348.354738202" calcext:value-type="currency">
            <text:p>24.348,35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41" calcext:value-type="float">
            <text:p>241</text:p>
          </table:table-cell>
          <table:table-cell table:style-name="ce105" table:formula="of:=IF([.G109]=&quot; &quot;;&quot; &quot;;+[.G109]*[.F109])" office:value-type="float" office:value="3012.5" calcext:value-type="float">
            <text:p>3.012,50 </text:p>
          </table:table-cell>
          <table:table-cell table:style-name="ce126" table:formula="of:=IF([.F109]*[.$K$105]&lt;(35000*(1+[.$K$106]));[.F109]/(1+[.$K$106])*[.$K$105];[.F109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2.5" calcext:value-type="currency">
            <text:p>12,50 €</text:p>
          </table:table-cell>
          <table:table-cell table:style-name="ce62" office:value-type="float" office:value="203.5" calcext:value-type="float">
            <text:p>204</text:p>
          </table:table-cell>
          <table:table-cell table:style-name="ce105" table:formula="of:=IF([.G110]=&quot; &quot;;&quot; &quot;;+[.G110]*[.F110])" office:value-type="float" office:value="2543.75" calcext:value-type="float">
            <text:p>2.543,75 </text:p>
          </table:table-cell>
          <table:table-cell table:style-name="ce126" table:formula="of:=IF([.F110]*[.$K$105]&lt;(35000*(1+[.$K$106]));[.F110]/(1+[.$K$106])*[.$K$105];[.F110]*[.$K$105]-35000*[.$K$106])" office:value-type="currency" office:currency="EUR" office:value="16908.5796793069" calcext:value-type="currency">
            <text:p>16.908,58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21" calcext:value-type="float">
            <text:p>321</text:p>
          </table:table-cell>
          <table:table-cell table:style-name="ce105" table:formula="of:=IF([.G111]=&quot; &quot;;&quot; &quot;;+[.G111]*[.F111])" office:value-type="float" office:value="4815" calcext:value-type="float">
            <text:p>4.815,00 </text:p>
          </table:table-cell>
          <table:table-cell table:style-name="ce126" table:formula="of:=IF([.F111]*[.$K$105]&lt;(35000*(1+[.$K$106]));[.F111]/(1+[.$K$106])*[.$K$105];[.F111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5" calcext:value-type="currency">
            <text:p>15,00 €</text:p>
          </table:table-cell>
          <table:table-cell table:style-name="ce62" office:value-type="float" office:value="372" calcext:value-type="float">
            <text:p>372</text:p>
          </table:table-cell>
          <table:table-cell table:style-name="ce105" table:formula="of:=IF([.G112]=&quot; &quot;;&quot; &quot;;+[.G112]*[.F112])" office:value-type="float" office:value="5580" calcext:value-type="float">
            <text:p>5.580,00 </text:p>
          </table:table-cell>
          <table:table-cell table:style-name="ce126" table:formula="of:=IF([.F112]*[.$K$105]&lt;(35000*(1+[.$K$106]));[.F112]/(1+[.$K$106])*[.$K$105];[.F112]*[.$K$105]-35000*[.$K$106])" office:value-type="currency" office:currency="EUR" office:value="20290.2956151683" calcext:value-type="currency">
            <text:p>20.290,3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3]=&quot; &quot;;&quot; &quot;;+[.G113]*[.F113])" office:value-type="float" office:value="0" calcext:value-type="float">
            <text:p>0,00 </text:p>
          </table:table-cell>
          <table:table-cell table:style-name="ce126" table:formula="of:=IF([.F113]*[.$K$105]&lt;(35000*(1+[.$K$106]));[.F113]/(1+[.$K$106])*[.$K$105];[.F11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4]=&quot; &quot;;&quot; &quot;;+[.G114]*[.F114])" office:value-type="float" office:value="0" calcext:value-type="float">
            <text:p>0,00 </text:p>
          </table:table-cell>
          <table:table-cell table:style-name="ce126" table:formula="of:=IF([.F114]*[.$K$105]&lt;(35000*(1+[.$K$106]));[.F114]/(1+[.$K$106])*[.$K$105];[.F11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5]=&quot; &quot;;&quot; &quot;;+[.G115]*[.F115])" office:value-type="float" office:value="0" calcext:value-type="float">
            <text:p>0,00 </text:p>
          </table:table-cell>
          <table:table-cell table:style-name="ce126" table:formula="of:=IF([.F115]*[.$K$105]&lt;(35000*(1+[.$K$106]));[.F115]/(1+[.$K$106])*[.$K$105];[.F11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6]=&quot; &quot;;&quot; &quot;;+[.G116]*[.F116])" office:value-type="float" office:value="0" calcext:value-type="float">
            <text:p>0,00 </text:p>
          </table:table-cell>
          <table:table-cell table:style-name="ce126" table:formula="of:=IF([.F116]*[.$K$105]&lt;(35000*(1+[.$K$106]));[.F116]/(1+[.$K$106])*[.$K$105];[.F11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5]&lt;(35000*(1+[.$K$106]));[.F117]/(1+[.$K$106])*[.$K$105];[.F11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5]&lt;(35000*(1+[.$K$106]));[.F118]/(1+[.$K$106])*[.$K$105];[.F11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5]&lt;(35000*(1+[.$K$106]));[.F119]/(1+[.$K$106])*[.$K$105];[.F11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5]&lt;(35000*(1+[.$K$106]));[.F120]/(1+[.$K$106])*[.$K$105];[.F12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5]&lt;(35000*(1+[.$K$106]));[.F121]/(1+[.$K$106])*[.$K$105];[.F12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5]&lt;(35000*(1+[.$K$106]));[.F122]/(1+[.$K$106])*[.$K$105];[.F12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5]&lt;(35000*(1+[.$K$106]));[.F123]/(1+[.$K$106])*[.$K$105];[.F12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5]&lt;(35000*(1+[.$K$106]));[.F124]/(1+[.$K$106])*[.$K$105];[.F12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5]&lt;(35000*(1+[.$K$106]));[.F125]/(1+[.$K$106])*[.$K$105];[.F12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5]&lt;(35000*(1+[.$K$106]));[.F126]/(1+[.$K$106])*[.$K$105];[.F12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5]&lt;(35000*(1+[.$K$106]));[.F127]/(1+[.$K$106])*[.$K$105];[.F12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5]&lt;(35000*(1+[.$K$106]));[.F128]/(1+[.$K$106])*[.$K$105];[.F12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5]&lt;(35000*(1+[.$K$106]));[.F129]/(1+[.$K$106])*[.$K$105];[.F12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5]&lt;(35000*(1+[.$K$106]));[.F130]/(1+[.$K$106])*[.$K$105];[.F13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5]&lt;(35000*(1+[.$K$106]));[.F131]/(1+[.$K$106])*[.$K$105];[.F13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5]&lt;(35000*(1+[.$K$106]));[.F132]/(1+[.$K$106])*[.$K$105];[.F13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5]&lt;(35000*(1+[.$K$106]));[.F133]/(1+[.$K$106])*[.$K$105];[.F13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5]&lt;(35000*(1+[.$K$106]));[.F134]/(1+[.$K$106])*[.$K$105];[.F13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5]&lt;(35000*(1+[.$K$106]));[.F135]/(1+[.$K$106])*[.$K$105];[.F13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5]&lt;(35000*(1+[.$K$106]));[.F136]/(1+[.$K$106])*[.$K$105];[.F13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5]&lt;(35000*(1+[.$K$106]));[.F137]/(1+[.$K$106])*[.$K$105];[.F137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5]&lt;(35000*(1+[.$K$106]));[.F138]/(1+[.$K$106])*[.$K$105];[.F138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5]&lt;(35000*(1+[.$K$106]));[.F139]/(1+[.$K$106])*[.$K$105];[.F139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5]&lt;(35000*(1+[.$K$106]));[.F140]/(1+[.$K$106])*[.$K$105];[.F140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5]&lt;(35000*(1+[.$K$106]));[.F141]/(1+[.$K$106])*[.$K$105];[.F141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5]&lt;(35000*(1+[.$K$106]));[.F142]/(1+[.$K$106])*[.$K$105];[.F142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5]&lt;(35000*(1+[.$K$106]));[.F143]/(1+[.$K$106])*[.$K$105];[.F143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5]&lt;(35000*(1+[.$K$106]));[.F144]/(1+[.$K$106])*[.$K$105];[.F144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5]&lt;(35000*(1+[.$K$106]));[.F145]/(1+[.$K$106])*[.$K$105];[.F145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5]&lt;(35000*(1+[.$K$106]));[.F146]/(1+[.$K$106])*[.$K$105];[.F146]*[.$K$105]-35000*[.$K$106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07:.G146])" office:value-type="float" office:value="1381.5" calcext:value-type="float">
            <text:p>1.382</text:p>
          </table:table-cell>
          <table:table-cell table:style-name="ce106" table:formula="of:=SUM([.H107:.H146])" office:value-type="float" office:value="20679.25" calcext:value-type="float">
            <text:p>20.679,25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1]*[.F15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2]*[.F15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3]*[.F15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4]*[.F15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5]*[.F15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1:.H155])" office:value-type="float" office:value="0" calcext:value-type="float">
            <text:p>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mortización de equipos de entorno de trabajo</text:p>
          </table:table-cell>
          <table:covered-table-cell table:number-columns-repeated="4"/>
          <table:table-cell table:style-name="ce76" office:value-type="float" office:value="125" calcext:value-type="float">
            <text:p>125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0]*[.F160]" office:value-type="float" office:value="250" calcext:value-type="float">
            <text:p>2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65" calcext:value-type="float">
            <text:p>65,00 </text:p>
          </table:table-cell>
          <table:table-cell table:style-name="ce90" office:value-type="float" office:value="20" calcext:value-type="float">
            <text:p>20</text:p>
          </table:table-cell>
          <table:table-cell table:style-name="ce108" table:formula="of:=+[.G161]*[.F161]" office:value-type="float" office:value="1300" calcext:value-type="float">
            <text:p>1.3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2]*[.F162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3]*[.F163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4]*[.F164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Aplicación de plan de seguridad de la empresa</text:p>
          </table:table-cell>
          <table:covered-table-cell table:number-columns-repeated="4"/>
          <table:table-cell table:style-name="ce76" office:value-type="float" office:value="500" calcext:value-type="float">
            <text:p>50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500" calcext:value-type="float">
            <text:p>5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6]*[.F16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7]*[.F16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8]*[.F16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9]*[.F16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0:.H196])" office:value-type="float" office:value="2330" calcext:value-type="float">
            <text:p>2.33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ecompensas</text:p>
          </table:table-cell>
          <table:covered-table-cell table:number-columns-repeated="4" table:style-name="Default"/>
          <table:table-cell table:style-name="ce75" office:value-type="float" office:value="1000" calcext:value-type="float">
            <text:p>1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1]*[.F201]" office:value-type="float" office:value="1000" calcext:value-type="float">
            <text:p>1.000,00 </text:p>
          </table:table-cell>
          <table:table-cell table:style-name="ce129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riesgos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4000" calcext:value-type="float">
            <text:p>4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1" table:formula="of:=+[.G202]*[.F202]" office:value-type="float" office:value="4000" calcext:value-type="float">
            <text:p>4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gestión</text:p>
          </table: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 office:value-type="float" office:value="2000" calcext:value-type="float">
            <text:p>2.0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3]*[.F203]" office:value-type="float" office:value="2000" calcext:value-type="float">
            <text:p>2.0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2" calcext:value-type="float">
            <text:p>2,00</text:p>
          </table:table-cell>
          <table:table-cell table:style-name="ce110" table:formula="of:=+[.G204]*[.F204]" office:value-type="float" office:value="600" calcext:value-type="float">
            <text:p>60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Bolsa de formación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500" calcext:value-type="float">
            <text:p>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5]*[.F205]" office:value-type="float" office:value="500" calcext:value-type="float">
            <text:p>5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6]*[.F20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07]*[.F20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8]*[.F20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09]*[.F20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0]*[.F21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1]*[.F21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1:.H220])" office:value-type="float" office:value="8100" calcext:value-type="float">
            <text:p>8.10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99]=0;0;[.H223]/[.H$99])" office:value-type="percentage" office:value="0.579048073844214" calcext:value-type="percentage" table:number-columns-spanned="1" table:number-rows-spanned="2">
            <text:p>57,90%</text:p>
          </table:table-cell>
          <table:table-cell table:style-name="ce112" table:formula="of:=SUM([.H147];[.H156];[.H197];[.H221])" office:value-type="float" office:value="31109.25" calcext:value-type="float" table:number-columns-spanned="1" table:number-rows-spanned="2">
            <text:p>31.109,25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99]=0;0;[.H226]/[.H$99])" office:value-type="percentage" office:value="0.420951926155786" calcext:value-type="percentage" table:number-columns-spanned="1" table:number-rows-spanned="2">
            <text:p>42,10%</text:p>
          </table:table-cell>
          <table:table-cell table:style-name="ce114" table:formula="of:=[.H99]-[.H223]" office:value-type="float" office:value="22615.5638888889" calcext:value-type="float" table:number-columns-spanned="1" table:number-rows-spanned="2">
            <text:p>22.615,56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01:41:04.0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15T02:28:18.194000000</dc:date>
    <meta:editing-cycles>27</meta:editing-cycles>
    <meta:editing-duration>PT4H30M50S</meta:editing-duration>
    <meta:document-statistic meta:table-count="1" meta:cell-count="87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